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ListPorts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ListPorts</text:h>
                    <text:list>
                        <text:list-item>
                            <text:h text:style-name="Heading_20_2" text:outline-level="2">Description</text:h>
                        </text:list-item>
                    </text:list>
                </text:list-item>
            </text:list>

            <text:p text:style-name="Standard"><text:span>Retrieves the list of serial ports detected on the system and sends it through </text:span><text:span text:style-name="backtick">ports</text:span><text:span> output.</text:span></text:p><text:p text:style-name="Standard"/>

            
                <text:list xml:id="list_SerialListPorts2" text:continue-numbering="true" text:continue-list="list_SerialListPort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ListPorts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ListPorts6" text:continue-numbering="true" text:continue-list="list_SerialListPorts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rialListPorts7" text:continue-numbering="true" text:continue-list="list_SerialListPorts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rialListPorts8" text:continue-numbering="true" text:continue-list="list_SerialListPorts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ListPorts9" text:continue-numbering="true" text:continue-list="list_SerialListPorts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rialListPorts3" text:continue-numbering="true" text:continue-list="list_SerialListPorts2" text:style-name="Outline">
                    <text:list-item>
                        <text:list>
                            <text:list-item>
                                <text:h text:style-name="Heading_20_2" text:outline-level="2">Inputs</text:h>
                            </text:list-item>
                        </text:list>
                    </text:list-item>
                </text:list>

                
                            <text:list xml:id="list_SerialListPorts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rialListPorts4" text:continue-numbering="true" text:continue-list="list_SerialListPorts3" text:style-name="Outline">
                    <text:list-item>
                        <text:list>
                            <text:list-item>
                                <text:h text:style-name="Heading_20_2" text:outline-level="2">Outputs</text:h>
                            </text:list-item>
                        </text:list>
                    </text:list-item>
                </text:list>

                
                            <text:list xml:id="list_SerialListPorts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erialListPorts12" text:continue-numbering="true" text:style-name="Outline">
                                <text:list-item>
                                    <text:list>
                                        <text:list-item>
                                            <text:list>
                                                <text:list-item>
                                                    <text:h text:style-name="Heading_20_3" text:outline-level="3">
                                                        ports
                                                        <text:s text:c="4"/>
                                                        <text:span text:style-name="T2">DATA(array:struct:$SerialPort) | MANDATORY</text:span>
                                                    </text:h>
                                                </text:list-item>
                                            </text:list>
                                        </text:list-item>
                                    </text:list>
                                </text:list-item>
                            </text:list>
                            <text:p text:style-name="Standard"><text:span>A list of ports is sent to this output as a value of type </text:span><text:span text:style-name="backtick">array:$SerialPort</text:span><text:span>. The system structure </text:span><text:span text:style-name="backtick">$SerialPort</text:span><text:span> has these members:</text:span></text:p><text:p text:style-name="Standard"/><text:list xml:id="list_SerialListPorts13" text:style-name="List_20_1">
                    <text:list-item>
                            <text:p text:style-name="List_20_1_20_Start">
                            <text:span><text:span text:style-name="backtick">manufacturer</text:span><text:span>: </text:span><text:span text:style-name="T1">string</text:span><text:span>. The name of the manufacturer of the device connected to the port.</text:span></text:span>
                            </text:p>
                        </text:list-item>
                        
<text:list-item>
                            <text:p text:style-name="List_20_1">
                            <text:span><text:span text:style-name="backtick">serialNumber</text:span><text:span>: </text:span><text:span text:style-name="T1">string</text:span><text:span>. Port serial number.</text:span></text:span>
                            </text:p>
                        </text:list-item>
                        
<text:list-item>
                            <text:p text:style-name="List_20_1_20_End">
                            <text:span><text:span text:style-name="backtick">path</text:span><text:span>: </text:span><text:span text:style-name="T1">string</text:span><text:span>. Path of the serial port, which is used in the </text:span><text:span text:style-name="T1">SerialInit</text:span><text:span> Action.</text:span></text:span>
                            </text:p>
                        </text:list-item>
                        
                </text:list><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